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December 29th 2013</text:p>
          </table:table-cell>
          <table:table-cell table:style-name="ce14" office:value-type="float" office:value="113">
            <text:p>113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26" office:value-type="string">
            <text:p><text:span text:style-name="T2">DATA/mov/</text:span><text:span text:style-name="T3">brok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91">
            <text:p>2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4" office:value-type="float" office:value="120">
            <text:p>120</text:p>
          </table:table-cell>
          <table:table-cell table:style-name="ce26" office:value-type="string">
            <text:p><text:span text:style-name="T2">DATA/mov/</text:span><text:span text:style-name="T3">puty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76">
            <text:p>1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2">
            <text:p>2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gorg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22">
            <text:p>2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7">
            <text:p>3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in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0">
            <text:p>2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4">
            <text:p>27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9">
            <text:p>12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0">
            <text:p>2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5">
            <text:p>3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bod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3">
            <text:p>29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15">
            <text:p>3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4" office:value-type="float" office:value="123">
            <text:p>123</text:p>
          </table:table-cell>
          <table:table-cell table:style-name="ce27" office:value-type="string">
            <text:p><text:span text:style-name="T2">DATA/mov/</text:span><text:span text:style-name="T3">drl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58">
            <text:p>15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54">
            <text:p>2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4" office:value-type="float" office:value="131">
            <text:p>131</text:p>
          </table:table-cell>
          <table:table-cell table:style-name="ce27" office:value-type="string">
            <text:p><text:span text:style-name="T2">DATA/mov/</text:span><text:span text:style-name="T3">keep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6">
            <text:p>25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4">
            <text:p>26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4" office:value-type="float" office:value="132">
            <text:p>132</text:p>
          </table:table-cell>
          <table:table-cell table:style-name="ce27" office:value-type="string">
            <text:p><text:span text:style-name="T2">DATA/mov/</text:span><text:span text:style-name="T3">disc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4">
            <text:p>20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89">
            <text:p>38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8">
            <text:p>32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190">
            <text:p>190</text:p>
          </table:table-cell>
          <table:table-cell table:style-name="ce27" office:value-type="string">
            <text:p><text:span text:style-name="T2">DATA/mov/</text:span><text:span text:style-name="T3">heav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96">
            <text:p>29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4">
            <text:p>2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4" office:value-type="float" office:value="200">
            <text:p>200</text:p>
          </table:table-cell>
          <table:table-cell table:style-name="ce27" office:value-type="string">
            <text:p><text:span text:style-name="T2">DATA/mov/</text:span><text:span text:style-name="T3">afro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59">
            <text:p>55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69">
            <text:p>46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4" office:value-type="float" office:value="112">
            <text:p>112</text:p>
          </table:table-cell>
          <table:table-cell table:style-name="ce27" office:value-type="string">
            <text:p><text:span text:style-name="T2">DATA/mov/</text:span><text:span text:style-name="T3">mean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2">
            <text:p>19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8">
            <text:p>30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42">
            <text:p>2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inm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27" office:value-type="string">
            <text:p><text:span text:style-name="T2">DATA/mov/</text:span><text:span text:style-name="T3">dyna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4">
            <text:p>26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8">
            <text:p>42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7">
            <text:p>29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loc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87">
            <text:p>2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6">
            <text:p>30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4" office:value-type="float" office:value="144">
            <text:p>144</text:p>
          </table:table-cell>
          <table:table-cell table:style-name="ce28" office:value-type="string">
            <text:p><text:span text:style-name="T2">DATA/mov/</text:span><text:span text:style-name="T3">mysh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but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0">
            <text:p>3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5">
            <text:p>30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lets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9">
            <text:p>23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0">
            <text:p>2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2">
            <text:p>30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itsa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1">
            <text:p>22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8">
            <text:p>31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toge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1">
            <text:p>23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41">
            <text:p>24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4" office:value-type="float" office:value="125">
            <text:p>125</text:p>
          </table:table-cell>
          <table:table-cell table:style-name="ce27" office:value-type="string">
            <text:p><text:span text:style-name="T2">DATA/mov/</text:span><text:span text:style-name="T3">indi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8">
            <text:p>24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2">
            <text:p>2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horn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5">
            <text:p>25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08">
            <text:p>30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4">
            <text:p>29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4" office:value-type="float" office:value="129">
            <text:p>129</text:p>
          </table:table-cell>
          <table:table-cell table:style-name="ce27" office:value-type="string">
            <text:p><text:span text:style-name="T2">DATA/mov/</text:span><text:span text:style-name="T3">bail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7">
            <text:p>3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9">
            <text:p>27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59">
            <text:p>35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4" office:value-type="float" office:value="172">
            <text:p>172</text:p>
          </table:table-cell>
          <table:table-cell table:style-name="ce27" office:value-type="string">
            <text:p><text:span text:style-name="T2">DATA/mov/</text:span><text:span text:style-name="T3">mobo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7">
            <text:p>2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punk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6">
            <text:p>24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63">
            <text:p>3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2">
            <text:p>28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73">
            <text:p>47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55">
            <text:p>4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1">
            <text:p>32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0">
            <text:p>42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number-columns-repeated="5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9" office:value-type="string">
            <text:p><text:span text:style-name="T2">DATA/mov/</text:span>mind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99">
            <text:p>29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5" office:value-type="float" office:value="128">
            <text:p>128</text:p>
          </table:table-cell>
          <table:table-cell table:style-name="ce29" office:value-type="string">
            <text:p><text:span text:style-name="T2">DATA/mov/</text:span>rob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0">
            <text:p>28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5" office:value-type="float" office:value="159">
            <text:p>159</text:p>
          </table:table-cell>
          <table:table-cell table:style-name="ce29" office:value-type="string">
            <text:p><text:span text:style-name="T2">DATA/mov/</text:span>cat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2">
            <text:p>23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sync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406">
            <text:p>40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kis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322">
            <text:p>3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for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76">
            <text:p>3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om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1">
            <text:p>3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upsi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damd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68">
            <text:p>26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at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22">
            <text:p>3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meal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55">
            <text:p>3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itg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3">
            <text:p>2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peti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12">
            <text:p>31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2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y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29" office:value-type="string">
            <text:p><text:span text:style-name="T2">DATA/mov/</text:span>tubt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3">
            <text:p>2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quic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62">
            <text:p>36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nt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58">
            <text:p>25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meet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6">
            <text:p>34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dood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57">
            <text:p>25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9" office:value-type="string">
            <text:p><text:span text:style-name="T2">DATA/mov/</text:span>dome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37">
            <text:p>3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5" office:value-type="float" office:value="198">
            <text:p>198</text:p>
          </table:table-cell>
          <table:table-cell table:style-name="ce29" office:value-type="string">
            <text:p><text:span text:style-name="T2">DATA/mov/</text:span>rus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3">
            <text:p>3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toky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63">
            <text:p>2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mat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98">
            <text:p>3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iwil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0">
            <text:p>24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funk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11">
            <text:p>31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5" office:value-type="float" office:value="180">
            <text:p>180</text:p>
          </table:table-cell>
          <table:table-cell table:style-name="ce25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5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9">
            <text:p>9</text:p>
          </table:table-cell>
          <table:table-cell table:style-name="ce24" office:value-type="float" office:value="484">
            <text:p>4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75">
            <text:p>37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9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42">
            <text:p>3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9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56">
            <text:p>35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9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24">
            <text:p>32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9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7">
            <text:p>27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9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55">
            <text:p>4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9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33">
            <text:p>4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9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9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4">
            <text:p>27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9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67">
            <text:p>26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7">
            <text:p>2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44">
            <text:p>24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63">
            <text:p>3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9">
            <text:p>39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47">
            <text:p>4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19">
            <text:p>41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11">
            <text:p>51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45">
            <text:p>34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05">
            <text:p>40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31">
            <text:p>33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5">
            <text:p>52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9">
            <text:p>32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4">
            <text:p>36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4">
            <text:p>50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32">
            <text:p>53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6">
            <text:p>36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8">
            <text:p>43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0">
            <text:p>39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2">
            <text:p>32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3">
            <text:p>5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5">
            <text:p>36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1">
            <text:p>50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27" office:value-type="string">
            <text:p><text:span text:style-name="T2">DATA/mov/</text:span><text:span text:style-name="T3">wuvu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2">
            <text:p>27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2">
            <text:p>20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0">
            <text:p>26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4" office:value-type="float" office:value="157">
            <text:p>157</text:p>
          </table:table-cell>
          <table:table-cell table:style-name="ce27" office:value-type="string">
            <text:p><text:span text:style-name="T2">DATA/mov/</text:span><text:span text:style-name="T3">dais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5">
            <text:p>27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0">
            <text:p>29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4" office:value-type="float" office:value="185">
            <text:p>185</text:p>
          </table:table-cell>
          <table:table-cell table:style-name="ce24" office:value-type="float" office:value="370">
            <text:p>370</text:p>
          </table:table-cell>
          <table:table-cell table:style-name="ce31" office:value-type="string">
            <text:p><text:span text:style-name="T2">DATA/mov/</text:span><text:span text:style-name="T3">p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91">
            <text:p>4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unre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73">
            <text:p>27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09">
            <text:p>40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27" office:value-type="string">
            <text:p><text:span text:style-name="T2">DATA/mov/</text:span><text:span text:style-name="T3">dms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7">
            <text:p>27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93">
            <text:p>39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61">
            <text:p>26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5">
            <text:p>3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mind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9">
            <text:p>28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8">
            <text:p>41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4" office:value-type="float" office:value="163">
            <text:p>16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4" office:value-type="float" office:value="179">
            <text:p>179</text:p>
          </table:table-cell>
          <table:table-cell table:style-name="ce31" office:value-type="string">
            <text:p><text:span text:style-name="T2">DATA/mov/</text:span><text:span text:style-name="T3">hotl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4" office:value-type="float" office:value="177">
            <text:p>177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1">
            <text:p>33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4" office:value-type="float" office:value="164">
            <text:p>164</text:p>
          </table:table-cell>
          <table:table-cell table:style-name="ce31" office:value-type="string">
            <text:p><text:span text:style-name="T2">DATA/mov/</text:span><text:span text:style-name="T3">wond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6">
            <text:p>21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26">
            <text:p>22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87">
            <text:p>18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0">
            <text:p>32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7">
            <text:p>41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31" office:value-type="string">
            <text:p><text:span text:style-name="T2">DATA/mov/</text:span><text:span text:style-name="T3">meal.ss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6">
            <text:p>2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4" office:value-type="float" office:value="174">
            <text:p>174</text:p>
          </table:table-cell>
          <table:table-cell table:style-name="ce31" office:value-type="string">
            <text:p><text:span text:style-name="T2">DATA/mov/</text:span><text:span text:style-name="T3">yuuy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47">
            <text:p>34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4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3">
            <text:p>2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6">
            <text:p>18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90">
            <text:p>1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6">
            <text:p>22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4" office:value-type="float" office:value="166">
            <text:p>166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4" office:value-type="float" office:value="150">
            <text:p>15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4" office:value-type="float" office:value="151">
            <text:p>151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4" office:value-type="float" office:value="212">
            <text:p>212</text:p>
          </table:table-cell>
          <table:table-cell table:style-name="ce24" office:value-type="float" office:value="424">
            <text:p>424</text:p>
          </table:table-cell>
          <table:table-cell table:style-name="ce31" office:value-type="string">
            <text:p><text:span text:style-name="T2">DATA/mov/</text:span><text:span text:style-name="T3">boss2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0">
            <text:p>3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7">
            <text:p>5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2">
            <text:p>3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41">
            <text:p>54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52">
            <text:p>15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8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4" table:number-columns-repeated="2"/>
          <table:table-cell/>
          <table:table-cell table:style-name="ce24" table:number-columns-repeated="15"/>
          <table:table-cell table:number-columns-repeated="227"/>
        </table:table-row>
        <table:table-row table:style-name="ro3" table:number-rows-repeated="1048426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1/18/2014</text:date>, <text:time>04:0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1-18T04:08:40.82</dc:date>
    <meta:editing-duration>P6DT22H10M29S</meta:editing-duration>
    <meta:editing-cycles>88</meta:editing-cycles>
    <meta:document-statistic meta:table-count="1" meta:cell-count="2398" meta:object-count="0"/>
  </office:meta>
</office:document-meta>
</file>